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0b1" officeooo:paragraph-rsid="000140b1"/>
    </style:style>
    <style:style style:name="P2" style:family="paragraph" style:parent-style-name="Standard">
      <style:text-properties officeooo:rsid="00032a6a" officeooo:paragraph-rsid="00032a6a"/>
    </style:style>
    <style:style style:name="P3" style:family="paragraph" style:parent-style-name="Standard">
      <style:text-properties officeooo:rsid="0004ee40" officeooo:paragraph-rsid="0004ee40"/>
    </style:style>
    <style:style style:name="P4" style:family="paragraph" style:parent-style-name="Standard">
      <style:text-properties officeooo:rsid="000140b1" officeooo:paragraph-rsid="000140b1"/>
    </style:style>
    <style:style style:name="P5" style:family="paragraph" style:parent-style-name="Standard">
      <style:text-properties officeooo:rsid="00032a6a" officeooo:paragraph-rsid="00032a6a"/>
    </style:style>
    <style:style style:name="P6" style:family="paragraph" style:parent-style-name="Standard">
      <style:text-properties officeooo:rsid="00032a6a" officeooo:paragraph-rsid="000e3840"/>
    </style:style>
    <style:style style:name="P7" style:family="paragraph" style:parent-style-name="Standard">
      <style:text-properties officeooo:rsid="000b16f5" officeooo:paragraph-rsid="000b16f5"/>
    </style:style>
    <style:style style:name="P8" style:family="paragraph" style:parent-style-name="Standard">
      <style:text-properties officeooo:rsid="000f51c8" officeooo:paragraph-rsid="000f51c8"/>
    </style:style>
    <style:style style:name="P9" style:family="paragraph" style:parent-style-name="Standard">
      <style:text-properties officeooo:rsid="0004ee40" officeooo:paragraph-rsid="0004ee40"/>
    </style:style>
    <style:style style:name="T1" style:family="text">
      <style:text-properties officeooo:rsid="00032a6a"/>
    </style:style>
    <style:style style:name="T2" style:family="text">
      <style:text-properties officeooo:rsid="0006c7a6"/>
    </style:style>
    <style:style style:name="T3" style:family="text">
      <style:text-properties officeooo:rsid="000761e2"/>
    </style:style>
    <style:style style:name="T4" style:family="text">
      <style:text-properties officeooo:rsid="000a5dd3"/>
    </style:style>
    <style:style style:name="T5" style:family="text">
      <style:text-properties officeooo:rsid="000b16f5"/>
    </style:style>
    <style:style style:name="T6" style:family="text">
      <style:text-properties officeooo:rsid="000b3d38"/>
    </style:style>
    <style:style style:name="T7" style:family="text">
      <style:text-properties officeooo:rsid="000d1d57"/>
    </style:style>
    <style:style style:name="T8" style:family="text">
      <style:text-properties officeooo:rsid="000e3840"/>
    </style:style>
    <style:style style:name="T9" style:family="text">
      <style:text-properties officeooo:rsid="000eb2e4"/>
    </style:style>
    <style:style style:name="T10" style:family="text">
      <style:text-properties officeooo:rsid="000f51c8"/>
    </style:style>
    <style:style style:name="T11" style:family="text">
      <style:text-properties officeooo:rsid="000f51f5"/>
    </style:style>
    <style:style style:name="T12" style:family="text">
      <style:text-properties officeooo:rsid="0010cebe"/>
    </style:style>
    <style:style style:name="T13" style:family="text">
      <style:text-properties officeooo:rsid="001164a5"/>
    </style:style>
    <style:style style:name="T14" style:family="text">
      <style:text-properties officeooo:rsid="001345ba"/>
    </style:style>
    <style:style style:name="T15" style:family="text">
      <style:text-properties officeooo:rsid="00165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iegati e studenti</text:p>
      <text:p text:style-name="P1"/>
      <text:p text:style-name="P1">Raffinamento requisiti:</text:p>
      <text:p text:style-name="P1"/>
      <text:p text:style-name="P1">1) <text:span text:style-name="T1">Persona (superclasse)</text:span></text:p>
      <text:p text:style-name="P2"><text:s text:c="4"/>1.1) nome</text:p>
      <text:p text:style-name="P2"><text:s text:c="4"/>1.2) cognome</text:p>
      <text:p text:style-name="P2"><text:s text:c="4"/>1.3) codice fiscale</text:p>
      <text:p text:style-name="P2"><text:s text:c="4"/>1.4) data nascita</text:p>
      <text:p text:style-name="P2"><text:span text:style-name="T4"><text:s text:c="4"/>1.5) </text:span><text:span text:style-name="T5">genere, </text:span><text:span text:style-name="T8">esattamente uno tra :</text:span></text:p>
      <text:p text:style-name="P2"><text:span text:style-name="T5"><text:s text:c="8"/>1.5.1) uomini (v. req. 2)</text:span></text:p>
      <text:p text:style-name="P7"><text:s text:c="8"/>1.5.2) donne (v. req. 3<text:span text:style-name="T6">)</text:span></text:p>
      <text:p text:style-name="P7"><text:span text:style-name="T10"><text:s text:c="4"/>1.6) occupazione, una tra (ma anche nessuna)</text:span></text:p>
      <text:p text:style-name="P8"><text:s text:c="8"/>1.6.1) impiegato (v. req. 4)</text:p>
      <text:p text:style-name="P8"><text:s text:c="8"/>1.6.2) studenti (v. req. 5)</text:p>
      <text:p text:style-name="P7"/>
      <text:p text:style-name="P2">2) Uomini (sotto classe)</text:p>
      <text:p text:style-name="P2"><text:s text:c="4"/><text:span text:style-name="T8">2.0) sono persone (v. req. 1)</text:span></text:p>
      <text:p text:style-name="P2"><text:s text:c="4"/>2.1) posizione militare : <text:span text:style-name="T7">Stringa (posizione riconosciuta)</text:span></text:p>
      <text:p text:style-name="P2"/>
      <text:p text:style-name="P2">3) Donne (sotto classe)</text:p>
      <text:p text:style-name="P6"><text:s text:c="4"/><text:span text:style-name="T8">3.0) sono persone (v. req. 1)</text:span></text:p>
      <text:p text:style-name="P2"><text:s text:c="4"/>3.1) numero di maternità : <text:span text:style-name="T7">Intero &gt;= 0</text:span></text:p>
      <text:p text:style-name="P2"/>
      <text:p text:style-name="P2">4) <text:span text:style-name="T15">I</text:span>mpiegati (sotto classe)</text:p>
      <text:p text:style-name="P2"><text:s text:c="4"/><text:span text:style-name="T8">4.0) sono persone (v. req 1)</text:span></text:p>
      <text:p text:style-name="P2"><text:s text:c="4"/>4.1) stipendio : <text:span text:style-name="T8">Reale &gt;= 0</text:span></text:p>
      <text:p text:style-name="P2"><text:s text:c="4"/>4.2) ruolo, <text:span text:style-name="T8">esattamente uno tra :</text:span></text:p>
      <text:p text:style-name="P2"><text:s text:c="8"/>4.2.1) segretario</text:p>
      <text:p text:style-name="P2"><text:s text:c="8"/>4.2.2) direttore</text:p>
      <text:p text:style-name="P2"><text:s text:c="8"/>4.2.3) progettista (superclasse)</text:p>
      <text:p text:style-name="P2"><text:s text:c="12"/>4.2.3.1) responsabili <text:span text:style-name="T2">di progetto </text:span>(sottoclasse)</text:p>
      <text:p text:style-name="P3"><text:s text:c="16"/>4.2.3.1.1) collezione dei progetti</text:p>
      <text:p text:style-name="P3"><text:s text:c="20"/>4.2.3.1.1.1) nome</text:p>
      <text:p text:style-name="P3"/>
      <text:p text:style-name="P3">5) <text:span text:style-name="T15">S</text:span>tudent<text:span text:style-name="T9">i</text:span></text:p>
      <text:p text:style-name="P3"><text:s text:c="4"/><text:span text:style-name="T14">5.0) sono persone (v. req. 1)</text:span></text:p>
      <text:p text:style-name="P3"><text:s text:c="4"/>5.1) numero matricola : <text:span text:style-name="T12">Stringa numerica </text:span><text:span text:style-name="T13">{id}</text:span></text:p>
      <text:p text:style-name="P3"/>
      <text:p text:style-name="P3"/>
      <text:p text:style-name="P3"><text:span text:style-name="T3">N</text:span>.b) </text:p>
      <text:p text:style-name="P3">- <text:span text:style-name="T11">G</text:span>li studenti non sono mai impiegati</text:p>
      <text:p text:style-name="P3">- <text:span text:style-name="T11">L</text:span>e persone possono non essere ne impiegati ne studen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20:25.026434388</meta:creation-date>
    <dc:date>2025-04-08T12:41:33.072578947</dc:date>
    <meta:editing-duration>PT1H31M2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59" meta:character-count="1132" meta:non-whitespace-character-count="843"/>
  </office:meta>
</office:document-meta>
</file>